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ft Joystick is driving</text:p>
      <text:p text:style-name="Standard">auger is on A/1</text:p>
      <text:p text:style-name="Standard">Spinny wheel can be a toggle of B/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6" meta:character-count="74"/>
    <dc:date>2014-11-18T14:23:53.11</dc:date>
    <meta:generator>OpenOffice/4.0.1$Win32 OpenOffice.org_project/401m5$Build-9714</meta:generator>
  </office:meta>
</office:document-meta>
</file>